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B000001809CEA1C5AA77267D3.png" manifest:media-type="image/png"/>
  <manifest:file-entry manifest:full-path="Pictures/100000000000021900000112C9C82C3A565CD70A.png" manifest:media-type="image/png"/>
  <manifest:file-entry manifest:full-path="Pictures/100000000000044C000001C8973EE800A502BE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e5ae" officeooo:paragraph-rsid="000fe5ae"/>
    </style:style>
    <style:style style:name="T1" style:family="text">
      <style:text-properties fo:font-style="italic" fo:font-weight="bold" fo:background-color="#ffff00" loext:char-shading-value="0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3</text:p>
      <text:p text:style-name="P1"/>
      <text:p text:style-name="P1"><draw:frame draw:style-name="fr2" draw:name="Figura3" text:anchor-type="paragraph" svg:width="17cm" svg:height="7.071cm" draw:z-index="2"><draw:image xlink:href="Pictures/100000000000039B000001809CEA1C5AA77267D3.png" xlink:type="simple" xlink:show="embed" xlink:actuate="onLoad"/></draw:frame></text:p>
      <text:p text:style-name="P1"><draw:frame draw:style-name="fr1" draw:name="Figura1" text:anchor-type="paragraph" svg:x="-0.106cm" svg:y="0.259cm" svg:width="17cm" svg:height="7.047cm" draw:z-index="0"><draw:image xlink:href="Pictures/100000000000044C000001C8973EE800A502BE40.png" xlink:type="simple" xlink:show="embed" xlink:actuate="onLoad"/></draw:frame></text:p>
      <text:p text:style-name="P1"><draw:frame draw:style-name="fr1" draw:name="Figura2" text:anchor-type="paragraph" svg:x="0.18cm" svg:y="0.33cm" svg:width="14.208cm" svg:height="7.25cm" draw:z-index="1"><draw:image xlink:href="Pictures/100000000000021900000112C9C82C3A565CD70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TESTE APROVA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09:29:19.456000000</meta:creation-date>
    <dc:date>2018-03-01T09:35:48.264000000</dc:date>
    <meta:editing-duration>PT6M29S</meta:editing-duration>
    <meta:editing-cycles>1</meta:editing-cycles>
    <meta:document-statistic meta:table-count="0" meta:image-count="3" meta:object-count="0" meta:page-count="1" meta:paragraph-count="2" meta:word-count="3" meta:character-count="21" meta:non-whitespace-character-count="20"/>
    <meta:generator>LibreOffice/5.3.1.2$Windows_X86_64 LibreOffice_project/e80a0e0fd1875e1696614d24c32df0f95f03deb2</meta:generator>
  </office:meta>
</office:document-meta>
</file>